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ee_20_Form">
      <style:text-properties fo:font-variant="normal" fo:text-transform="none" fo:color="#000000" style:text-outline="false" style:text-line-through-style="none" style:text-position="0% 100%"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P2" style:family="paragraph" style:parent-style-name="Standard">
      <style:text-properties fo:color="#000000" style:font-name="Verdana" fo:font-size="10pt" style:font-name-asian="ヒラギノ角ゴ Pro W3" style:font-size-asian="10pt" style:font-name-complex="Verdana"/>
    </style:style>
    <style:style style:name="P3" style:family="paragraph" style:parent-style-name="Standard">
      <style:text-properties style:font-name="Verdana Bold" fo:font-size="10pt" fo:font-weight="bold" style:font-name-asian="ヒラギノ角ゴ Pro W3" style:font-size-asian="10pt" style:font-weight-asian="bold" style:font-name-complex="Verdana Bold" style:font-weight-complex="bold"/>
    </style:style>
    <style:style style:name="P4" style:family="paragraph" style:parent-style-name="Standard">
      <style:paragraph-properties fo:margin-left="5.08cm" fo:margin-right="0cm" fo:text-indent="-5.08cm" style:auto-text-indent="false"/>
    </style:style>
    <style:style style:name="P5" style:family="paragraph" style:parent-style-name="Standard">
      <style:paragraph-properties loext:contextual-spacing="false" fo:margin-left="0.635cm" fo:margin-right="0cm" fo:margin-top="0.176cm" fo:margin-bottom="0.176cm" fo:text-indent="0cm" style:auto-text-indent="false"/>
      <style:text-properties style:font-name="Verdana" fo:font-size="10pt" fo:font-weight="normal" style:font-name-asian="ヒラギノ角ゴ Pro W3" style:font-size-asian="10pt" style:font-weight-asian="normal" style:font-name-complex="Verdana" style:font-weight-complex="normal"/>
    </style:style>
    <style:style style:name="P6" style:family="paragraph" style:parent-style-name="Standard">
      <style:paragraph-properties loext:contextual-spacing="false" fo:margin-top="0.176cm" fo:margin-bottom="0.176cm"/>
      <style:text-properties fo:color="#000000" style:font-name="Verdana" fo:font-size="10pt" fo:font-weight="normal" style:font-name-asian="ヒラギノ角ゴ Pro W3" style:font-size-asian="10pt" style:font-weight-asian="normal" style:font-name-complex="Verdana" style:font-weight-complex="normal"/>
    </style:style>
    <style:style style:name="P7" style:family="paragraph" style:parent-style-name="Standard">
      <style:paragraph-properties loext:contextual-spacing="false" fo:margin-top="0.176cm" fo:margin-bottom="0.176cm"/>
    </style:style>
    <style:style style:name="P8"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9"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0" style:family="paragraph" style:parent-style-name="Standard" style:master-page-name="Standard">
      <style:paragraph-properties fo:text-align="center" style:justify-single-word="false" style:page-number="auto"/>
      <style:text-properties fo:color="#000000" style:font-name="Verdana Bold" fo:font-size="10pt" style:font-name-asian="ヒラギノ角ゴ Pro W3" style:font-size-asian="10pt" style:font-name-complex="Verdana Bold"/>
    </style:style>
    <style:style style:name="P11" style:family="paragraph" style:parent-style-name="Standard" style:list-style-name="WW8Num2">
      <style:paragraph-properties loext:contextual-spacing="false" fo:margin-left="1.27cm" fo:margin-right="0cm" fo:margin-top="0.176cm" fo:margin-bottom="0.176cm" fo:text-indent="-0.635cm" style:auto-text-indent="false"/>
      <style:text-properties style:font-name="Verdana" fo:font-size="10pt" style:font-name-asian="ヒラギノ角ゴ Pro W3" style:font-size-asian="10pt" style:font-name-complex="Verdana"/>
    </style:style>
    <style:style style:name="P12" style:family="paragraph" style:parent-style-name="Standard" style:list-style-name="WW8Num2">
      <style:paragraph-properties loext:contextual-spacing="false" fo:margin-left="1.27cm" fo:margin-right="0cm" fo:margin-top="0.176cm" fo:margin-bottom="0.176cm" fo:text-indent="-0.635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3" style:family="paragraph" style:parent-style-name="Standard" style:list-style-name="WW8Num2">
      <style:paragraph-properties loext:contextual-spacing="false" fo:margin-left="1.27cm" fo:margin-right="0cm" fo:margin-top="0.176cm" fo:margin-bottom="0.176cm" fo:text-indent="-0.635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4" style:family="paragraph" style:parent-style-name="Standard">
      <style:paragraph-properties loext:contextual-spacing="false" fo:margin-top="0.176cm" fo:margin-bottom="0.176cm"/>
      <style:text-properties fo:color="#000000" style:font-name="Verdana" fo:font-size="10pt" fo:font-weight="normal" style:font-name-asian="ヒラギノ角ゴ Pro W3" style:font-size-asian="10pt" style:font-weight-asian="normal" style:font-name-complex="Verdana" style:font-weight-complex="normal"/>
    </style:style>
    <style:style style:name="P15"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6"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7"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bold" style:font-name-asian="ヒラギノ角ゴ Pro W3" style:font-size-asian="10pt" style:font-weight-asian="bold" style:font-name-complex="Verdana" style:font-weight-complex="bold"/>
    </style:style>
    <style:style style:name="P18"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style="italic" fo:font-weight="normal" style:font-name-asian="ヒラギノ角ゴ Pro W3" style:font-size-asian="10pt" style:font-style-asian="italic" style:font-weight-asian="normal" style:font-name-complex="Verdana" style:font-style-complex="italic" style:font-weight-complex="normal"/>
    </style:style>
    <style:style style:name="P19"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style="normal" fo:font-weight="bold" style:font-name-asian="ヒラギノ角ゴ Pro W3" style:font-size-asian="10pt" style:font-style-asian="normal" style:font-weight-asian="bold" style:font-name-complex="Verdana" style:font-style-complex="normal" style:font-weight-complex="bold"/>
    </style:style>
    <style:style style:name="P20"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style="normal" fo:font-weight="normal" style:font-name-asian="ヒラギノ角ゴ Pro W3" style:font-size-asian="10pt" style:font-style-asian="normal" style:font-weight-asian="normal" style:font-name-complex="Verdana" style:font-style-complex="normal" style:font-weight-complex="normal"/>
    </style:style>
    <style:style style:name="T1" style:family="text">
      <style:text-properties style:font-name="Verdana" fo:font-size="10pt" style:font-name-asian="ヒラギノ角ゴ Pro W3" style:font-size-asian="10pt" style:font-name-complex="Verdana"/>
    </style:style>
    <style:style style:name="T2" style:family="text">
      <style:text-properties style:font-name="Verdana Bold" fo:font-size="10pt" fo:font-weight="bold" style:font-name-asian="ヒラギノ角ゴ Pro W3" style:font-size-asian="10pt" style:font-weight-asian="bold" style:font-name-complex="Verdana 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esti Kirjandusmuuseumi tellitud mobiilpositsioneerimisega mängu koosolek</text:p>
      <text:p text:style-name="P2"/>
      <text:p text:style-name="Standard"><text:span text:style-name="T2">Aeg ja koht:</text:span><text:span text:style-name="T1"><text:tab/><text:tab/><text:tab/>15.11.2017 kell 10:15-10:45,Skype</text:span></text:p>
      <text:p text:style-name="P4"><text:span text:style-name="T2">Osavõtjad: </text:span><text:span text:style-name="T1"><text:tab/>Mari Sarv (tellija), Tambet Uustalu, Meeri Lembinen, Joel Kuppart.</text:span></text:p>
      <text:p text:style-name="Standard"/>
      <text:p text:style-name="P2"/>
      <text:p text:style-name="P3">Esitatud päevakord:</text:p>
      <text:list xml:id="list2410462085672082446" text:style-name="WW8Num2">
        <text:list-item>
          <text:p text:style-name="P11">Veebiäpi demomine</text:p>
        </text:list-item>
        <text:list-item>
          <text:p text:style-name="P11">Kliendi tähelepanekud veebikeskkonnale</text:p>
        </text:list-item>
        <text:list-item>
          <text:p text:style-name="P12">Mobiiläpi seis</text:p>
        </text:list-item>
        <text:list-item>
          <text:p text:style-name="P12">Muud mured</text:p>
        </text:list-item>
      </text:list>
      <text:p text:style-name="P5"/>
      <text:p text:style-name="P6">Arutelu:</text:p>
      <text:p text:style-name="P6">1.</text:p>
      <text:p text:style-name="P7">Veeb asub aadressil <text:a xlink:type="simple" xlink:href="https://ekmweb.herokuapp.com/#/" text:style-name="Internet_20_link" text:visited-style-name="Visited_20_Internet_20_Link">https://ekmweb.herokuapp.com/#/</text:a></text:p>
      <text:p text:style-name="P8">2.</text:p>
      <text:p text:style-name="P17">Kas kaardile ei saaks lisada otsingut? Paha suumida.</text:p>
      <text:p text:style-name="P8">"Mängude sihtkohad" tabis võiks kaarti parem manipuleerida olla.</text:p>
      <text:p text:style-name="P17">Vali punktid asemel või kõrval võiks olla lisa punkt.</text:p>
      <text:p text:style-name="P8">"Lisa mäng" tabis võiks kohe olla punktide lisamine, et see tekiks automaatselt selle raja juurde. Kuidas leida õige punkt, kui lisad punkte mängule juba, seal ainult nimi. Kuidagi võiks saada </text:p>
      <text:p text:style-name="P17">Kas üht punkti sama loo ja küsimusega kasutatakse mitmes rajas? Nojah. Võimalik. Aga mitte tavaline.</text:p>
      <text:p text:style-name="P8">Sama punkti võib tõesti mitmes rajas kasutada, aga see on iseenesest vahva. Sama punkti puhul võiks erinevat ülesannet anda. Siis peab ikka mitu punkti lisama. Võiks grupeerida, kas või kihelkonna järgi. Kuidagi peab punktidel vahet tegema. Kas tuelb aken lahti vms, et rohkem infot punkti kohta näha.</text:p>
      <text:p text:style-name="P17">Kas ma saaks punktide järjekorda rajas kuidagi muuta (võiks olla ka nummerdatud).</text:p>
      <text:p text:style-name="P8">Praegu lisamise järjekorras. Võiks saada järjekorda muuta. Kasutajale soovitav läbimise järjekord ette anda. Numbrid punktidele ette, kui lisatud rajale.</text:p>
      <text:p text:style-name="P18">Mobiiliäpil võiks olla ka punktide nimekiri lisaks kaardile.</text:p>
      <text:p text:style-name="P17">Kas küsimusi võib olla mitu?</text:p>
      <text:p text:style-name="P8">Raske teha mitme küsimusega varianti. Pole väga oluline. Võiks saada valida, kas on valikvastustega või loomingulised vastused või piltvastus.</text:p>
      <text:p text:style-name="P8">Pole tabi, kus näeks kasutaja vastuseid. </text:p>
      <text:p text:style-name="P8">Kas etteantud vastuste asemel võib ka kasutada loomingulisi vastuseid, st. et ei ole õiget ega valet vastust, kasutaja peab midagi kirjeldama (nt. oma suhet pühapaikadega või ümbritsevat loodust).</text:p>
      <text:p text:style-name="P17">Kui punkte on sadu, kuidas toimub otsing nende seast?</text:p>
      <text:p text:style-name="P8">Vastatud eelnevalt</text:p>
      <text:p text:style-name="P17">Punktil võiks olla äkki täiendavalt tunnus linn/kihelkond (et oleks meil lihtsam) - punktide pealkirjad on vähe informatiivsed - võiks olla tabeli moodi kus näha ka punkti kirjeldus ..</text:p>
      <text:p text:style-name="P17">Kuidas saab vaadata kasutajate vastuseid?</text:p>
      <text:p text:style-name="P8"><text:soft-page-break/>Eraldi tab, kust saab mängupõhiselt vastuste faili alla tõmmata või siis küsimusepõhiselt, kus vasutsed välja toodud.</text:p>
      <text:p text:style-name="P17">Kas võib lisada ka videoid</text:p>
      <text:p text:style-name="P20">Videod liiga suured, võib-olla jätame selle võimaluse, kuid ega neid palju ei ole.</text:p>
      <text:p text:style-name="P19">Veebiäpis tabid ei vahetu</text:p>
      <text:p text:style-name="P20">Bugina juba meil kirjas ja tegeleme</text:p>
      <text:p text:style-name="P19">"Lisa mäng" tabis võiks näha ka kaarti, kus puntid asuvad</text:p>
      <text:p text:style-name="P20">Kaart võiks olla õigesse kohta suumitud. Kuvab ainult punkte, millel nimi juures, muu pole oluline.</text:p>
      <text:p text:style-name="P19">Kasutajate tabis pole praegu kasutajaid, pole edetabeleid</text:p>
      <text:p text:style-name="P20">Mida kuvada seal, kas list kasutajatest või siis edetabelid erinevatest radadest, kus kasutajad ritta seatud. Radade kohta, mitu kasutajat läbitud (ehk siis erinevad edetabelid). Rada valitud, sisi tekib nimi kohe edetabelisse.</text:p>
      <text:p text:style-name="P8">3.</text:p>
      <text:p text:style-name="P8">Mobiiliäpp arendamisel, kuid peaaendaja on isiklikul puhkusel.</text:p>
      <text:p text:style-name="P8"/>
      <text:p text:style-name="P8">4.</text:p>
      <text:p text:style-name="P8">Järgmine kohtumine järmisel nädalal, et demoda mobiiliäppi. Ootame kliendi kir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position="0% 100%" style:font-name="Times New Roman" fo:font-size="12pt" fo:letter-spacing="normal" fo:language="zxx" fo:country="none"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1" style:font-size-asian="14pt" style:font-name-complex="FreeSans2"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12pt" fo:font-weight="bold" style:font-size-asian="12pt" style:font-weight-asian="bold" style:font-size-complex="12pt" style:font-weight-complex="bold"/>
    </style:style>
    <style:style style:name="Free_20_Form" style:display-name="Free Form" style:family="paragraph">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position="0% 100%" style:font-name="Times New Roman" fo:font-size="10pt" fo:letter-spacing="normal" fo:language="zxx" fo:country="non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text-position="0% 100%" style:font-name="Verdana" fo:font-size="12pt" fo:font-weight="normal" style:font-name-asian="ヒラギノ角ゴ Pro W3" style:font-size-asian="12pt" style:font-weight-asian="normal" style:font-name-complex="Verdana" style:font-weight-complex="normal"/>
    </style:style>
    <style:style style:name="WW8Num3z0" style:family="text">
      <style:text-properties fo:color="#000000" style:text-position="0% 100%" fo:font-size="12pt" style:font-size-asian="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5.715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6.98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8.255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9.52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10.79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font-variant="normal" fo:text-transform="none" fo:color="#000000" style:text-outline="false" style:text-line-through-style="none" style:text-position="0% 100%"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page-layout style:name="Mpm1">
      <style:page-layout-properties fo:page-width="21.59cm" fo:page-height="27.94cm" style:num-format="1" style:print-orientation="landscape" fo:margin-top="1.249cm" fo:margin-bottom="0.508cm" fo:margin-left="3.175cm" fo:margin-right="1.33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etnik</meta:initial-creator>
    <dc:date>2017-11-15T11:18:19.38</dc:date>
    <meta:editing-cycles>12</meta:editing-cycles>
    <meta:editing-duration>PT1H22M50S</meta:editing-duration>
    <meta:generator>OpenOffice/4.1.1$Win32 OpenOffice.org_project/411m6$Build-9775</meta:generator>
    <dc:creator>M L</dc:creator>
    <meta:document-statistic meta:table-count="0" meta:image-count="0" meta:object-count="0" meta:page-count="2" meta:paragraph-count="42" meta:word-count="428" meta:character-count="2999"/>
  </office:meta>
</office:document-meta>
</file>